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3.006cm"/>
    </style:style>
    <style:style style:name="gr4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0cm" svg:height="27.7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0.04cm" svg:height="23.3cm" draw:transform="skewX (0.00174532925199433) translate (1cm 5.4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3cm" svg:height="3.417cm" svg:x="14.2cm" svg:y="1.544cm">
          <draw:text-box>
            <text:p text:style-name="P1"><text:span text:style-name="T1">パケットドロップ早見表</text:span><text:span text:style-name="T1">(RX)</text:span></text:p>
            <text:p text:style-name="P1"><text:span text:style-name="T2"/></text:p>
            <text:p text:style-name="P1"><text:span text:style-name="T2">Ver 0.1 2015/02/15</text:span></text:p>
            <text:p text:style-name="P1"><text:span text:style-name="T2">@SatchanP</text:span></text:p>
          </draw:text-box>
        </draw:frame>
        <draw:line draw:style-name="gr4" draw:text-style-name="P1" draw:layer="layout" svg:x1="1.7cm" svg:y1="22.7cm" svg:x2="40.3cm" svg:y2="22.9cm">
          <text:p/>
        </draw:line>
        <draw:frame draw:style-name="gr5" draw:text-style-name="P3" draw:layer="layout" svg:width="2.2cm" svg:height="1.204cm" svg:x="2.5cm" svg:y="24.8cm">
          <draw:text-box>
            <text:p><text:span text:style-name="T3">LAN</text:span></text:p>
          </draw:text-box>
        </draw:frame>
        <draw:frame draw:style-name="gr5" draw:text-style-name="P3" draw:layer="layout" svg:width="2.2cm" svg:height="1.915cm" svg:x="2.5cm" svg:y="19.2cm">
          <draw:text-box>
            <text:p><text:span text:style-name="T3">NIC</text:span></text:p>
            <text:p><text:span text:style-name="T2">Driver</text:span></text:p>
          </draw:text-box>
        </draw:frame>
        <draw:frame draw:style-name="gr5" draw:text-style-name="P3" draw:layer="layout" svg:width="4.7cm" svg:height="1.915cm" svg:x="2.5cm" svg:y="13.7cm">
          <draw:text-box>
            <text:p><text:span text:style-name="T3">OS</text:span><text:span text:style-name="T3"><text:line-break/></text:span><text:span text:style-name="T2">Kernel Space</text:span></text:p>
          </draw:text-box>
        </draw:frame>
        <draw:frame draw:style-name="gr5" draw:text-style-name="P3" draw:layer="layout" svg:width="4.7cm" svg:height="1.915cm" svg:x="2.5cm" svg:y="7.601cm">
          <draw:text-box>
            <text:p><text:span text:style-name="T3">OS</text:span><text:span text:style-name="T3"><text:line-break/></text:span><text:span text:style-name="T2">User Space</text:span></text:p>
          </draw:text-box>
        </draw:frame>
        <draw:custom-shape draw:style-name="gr6" draw:text-style-name="P4" draw:layer="layout" svg:width="5.5cm" svg:height="4.7cm" svg:x="7.7cm" svg:y="23cm">
          <text:p text:style-name="P1"><text:span text:style-name="T4">Switch error cou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4cm" svg:y1="6.2cm" svg:x2="7.4cm" svg:y2="27.8cm">
          <text:p/>
        </draw:line>
        <draw:custom-shape draw:style-name="gr6" draw:text-style-name="P4" draw:layer="layout" svg:width="5.5cm" svg:height="4.7cm" svg:x="7.701cm" svg:y="17.701cm">
          <text:p text:style-name="P1"><text:span text:style-name="T4">Ring Buffer</text:span></text:p>
          <text:p text:style-name="P1"><text:span text:style-name="T4"/></text:p>
          <text:p text:style-name="P1"><text:span text:style-name="T4">ethtool -S eth(n)</text:span></text:p>
          <text:p text:style-name="P1"><text:span text:style-name="T4">“</text:span><text:span text:style-name="T4">rx_no_buffer_count:”</text:span></text:p>
          <text:p text:style-name="P1"><text:span text:style-name="T4"/></text:p>
          <text:p text:style-name="P1"><text:span text:style-name="T4">- ifconfig</text:span><text:span text:style-name="T4"><text:line-break/></text:span><text:span text:style-name="T4">“overruns:” &amp; “dropped: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.7cm" svg:y1="17.4cm" svg:x2="40.3cm" svg:y2="17.6cm">
          <text:p/>
        </draw:line>
        <draw:custom-shape draw:style-name="gr6" draw:text-style-name="P4" draw:layer="layout" svg:width="6.198cm" svg:height="4.7cm" svg:x="14cm" svg:y="12.5cm">
          <text:p text:style-name="P1"><text:span text:style-name="T4">RX Queue</text:span></text:p>
          <text:p text:style-name="P1"><text:span text:style-name="T4"/></text:p>
          <text:p text:style-name="P1"><text:span text:style-name="T4">ifconfig</text:span></text:p>
          <text:p text:style-name="P1"><text:span text:style-name="T4"><text:line-break/></text:span><text:span text:style-name="T4">“</text:span><text:span text:style-name="T4">dropped:”</text:span></text:p>
          <text:p text:style-name="P1"><text:span text:style-name="T4"/></text:p>
          <text:p text:style-name="P1"><text:span text:style-name="T5">net.core.netdev_max_back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197cm" svg:height="4.7cm" svg:x="20.403cm" svg:y="12.5cm">
          <text:p text:style-name="P1"><text:span text:style-name="T4">TCP Buffer</text:span></text:p>
          <text:p text:style-name="P1"><text:span text:style-name="T4"/></text:p>
          <text:p text:style-name="P1"><text:span text:style-name="T4">tcpdump</text:span></text:p>
          <text:p text:style-name="P1"><text:span text:style-name="T4"/></text:p>
          <text:p text:style-name="P1"><text:span text:style-name="T4">Windows size update</text:span></text:p>
          <text:p text:style-name="P1"><text:span text:style-name="T4"/></text:p>
          <text:p text:style-name="P1"><text:span text:style-name="T5">net.core.rmem_max</text:span></text:p>
          <text:p text:style-name="P1"><text:span text:style-name="T5">net.ipv4.tcp_r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097cm" svg:height="4.7cm" svg:x="7.703cm" svg:y="12.5cm">
          <text:p text:style-name="P1"><text:span text:style-name="T4">SOFTNET</text:span></text:p>
          <text:p text:style-name="P1"><text:span text:style-name="T4"/></text:p>
          <text:p text:style-name="P1"><text:span text:style-name="T4">/proc/net/softnet_stat</text:span></text:p>
          <text:p text:style-name="P1"><text:span text:style-name="T4"/></text:p>
          <text:p text:style-name="P1"><text:span text:style-name="T4">Second collum</text:span></text:p>
          <text:p text:style-name="P1"><text:span text:style-name="T4"/></text:p>
          <text:p text:style-name="P1"><text:span text:style-name="T5">net.core.netdev_budget</text:span></text:p>
          <text:p text:style-name="P1"><text:span text:style-name="T5">net.core.dev_we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197cm" svg:height="4.7cm" svg:x="25.803cm" svg:y="12.505cm">
          <text:p text:style-name="P1"><text:span text:style-name="T4">NETLINK</text:span></text:p>
          <text:p text:style-name="P1"><text:span text:style-name="T4"/></text:p>
          <text:p text:style-name="P1"><text:span text:style-name="T4">/proc/net/net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.197cm" svg:height="4.7cm" svg:x="30.903cm" svg:y="12.506cm">
          <text:p text:style-name="P1"><text:span text:style-name="T4">Netfilter</text:span><text:span text:style-name="T4"><text:line-break/></text:span><text:span text:style-name="T4">conntrack</text:span></text:p>
          <text:p text:style-name="P1"><text:span text:style-name="T4"/></text:p>
          <text:p text:style-name="P1"><text:span text:style-name="T4">Ifconfig</text:span></text:p>
          <text:p text:style-name="P1"><text:span text:style-name="T4"/></text:p>
          <text:p text:style-name="P1"><text:span text:style-name="T4">“</text:span><text:span text:style-name="T4">dropped:”</text:span></text:p>
          <text:p text:style-name="P1"><text:span text:style-name="T4"/></text:p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198cm" svg:height="4.7cm" svg:x="7.703cm" svg:y="7.103cm">
          <text:p text:style-name="P1"><text:span text:style-name="T4">TCP backlog</text:span></text:p>
          <text:p text:style-name="P1"><text:span text:style-name="T4"/></text:p>
          <text:p text:style-name="P1"><text:span text:style-name="T4">netstat -st</text:span></text:p>
          <text:p text:style-name="P1"><text:span text:style-name="T4"><text:line-break/></text:span><text:span text:style-name="T4">“</text:span><text:span text:style-name="T4">LISTEN sockets dropped”</text:span></text:p>
          <text:p text:style-name="P1"><text:span text:style-name="T4"/></text:p>
          <text:p text:style-name="P1"><text:span text:style-name="T5">net.ipv4.tcp_max_syn_back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.7cm" svg:y1="12.1cm" svg:x2="40.3cm" svg:y2="12.3cm">
          <text:p/>
        </draw:line>
        <draw:line draw:style-name="gr4" draw:text-style-name="P1" draw:layer="layout" svg:x1="30.5cm" svg:y1="12.6cm" svg:x2="30.5cm" svg:y2="17.2cm">
          <text:p/>
        </draw:line>
        <draw:custom-shape draw:style-name="gr6" draw:text-style-name="P4" draw:layer="layout" svg:width="4.596cm" svg:height="4.7cm" svg:x="14.104cm" svg:y="7.104cm">
          <text:p text:style-name="P1"><text:span text:style-name="T4">Listen backlog</text:span></text:p>
          <text:p text:style-name="P1"><text:span text:style-name="T4"/></text:p>
          <text:p text:style-name="P1"><text:span text:style-name="T5">net.core.somaxcon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4T14:46:44.817749927</meta:creation-date>
    <dc:date>2015-02-14T15:55:03.474871900</dc:date>
    <meta:editing-duration>PT31M5S</meta:editing-duration>
    <meta:editing-cycles>5</meta:editing-cycles>
    <meta:generator>LibreOffice/4.2.7.2$Linux_X86_64 LibreOffice_project/420m0$Build-2</meta:generator>
    <meta:document-statistic meta:object-count="21"/>
  </office:meta>
</office:document-meta>
</file>